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Constantia" svg:font-family="Constantia"/>
    <style:font-face style:name="Tahoma1" svg:font-family="Tahoma"/>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style:font-size-asian="10pt" style:font-size-complex="10pt"/>
    </style:style>
    <style:style style:name="T1" style:family="text">
      <style:text-properties style:font-name="Courier New"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on ABBYY_to_TEI_by_XMLReader.php</text:h>
      <text:h text:style-name="Heading_20_2" text:outline-level="2">Background</text:h>
      <text:p text:style-name="Text_20_body">This script was developed as part of the ABLE project to make scanned legacy data more accessible. One task in this process is to convert large and unwieldy ABBYY XML files to smaller and more useful TEI XML files. The TEI files can then be enhanced with semantic mark up.</text:p>
      <text:p text:style-name="Text_20_body">This script converts the XML using a streaming XML parser, PHP’s XMLReader, so that only one node at a time is processed so reducing the memory to manageable levels.</text:p>
      <text:p text:style-name="Text_20_body">Rather than clutter up the script with comments they are recorded in this document. The comments can be quite long as they describe not only what the script is doing, but some of the design choice as to why it is doing it.</text:p>
      <text:h text:style-name="Heading_20_2" text:outline-level="2">Annotated script</text:h>
      <text:p text:style-name="P1"/>
      <text:p text:style-name="Standard"><text:span text:style-name="T1">/**<text:line-break/> * Convert ABBYY XML to TEI XML using XMLReader.<text:line-break/> * Comments to the code, including design decisions, in separate file ABBYY_to_TEI_by_XMLReader_notes.odt.<text:line-break/> * This version writes out the font size only if it has changed.<text:line-break/> * @author <text:s/>Dauvit King<text:line-break/> * @package ABLE_project<text:line-break/> * @since <text:s text:c="2"/>November 2009<text:line-break/> * @ver <text:s text:c="4"/>1.6<text:line-break/> */<text:line-break/><text:line-break/></text:span>change this variable to the BHL name for the volume</text:p>
      <text:p text:style-name="Standard">in this example it is bulletin 53 from the entomology series</text:p>
      <text:p text:style-name="Standard"><text:span text:style-name="T1">// set file name - change this variable to select volume for conversion<text:line-break/>$volume = 'bulletinofbritis53entolond';<text:line-break/><text:line-break/></text:span>confirm which script is running</text:p>
      <text:p text:style-name="Standard"><text:span text:style-name="T1">// message to prove we are running<text:line-break/>echo "Hello from ABBYY to TEI\n";<text:line-break/><text:line-break/>t</text:span>he script uses three files</text:p>
      <text:p text:style-name="Standard">two for input and one for output</text:p>
      <text:p text:style-name="Standard">$fn_in contains the ABBYY XML</text:p>
      <text:p text:style-name="Standard">$fn_hd contains the teiHeader text </text:p>
      <text:p text:style-name="Standard">$fn_out contains the TEI output</text:p>
      <text:p text:style-name="Standard">this block of code builds the file names based on the chosen volume and then opens the files</text:p>
      <text:p text:style-name="Standard">the abbyy xml is opened in XMLReader</text:p>
      <text:p text:style-name="Standard">the other two files are opened as text files</text:p>
      <text:p text:style-name="Standard">this two step process means the filenames are available for use in messages</text:p>
      <text:p text:style-name="Standard">the one step alternative is to define them directly in the fopen statements but then the names would not be available as a variable</text:p>
      <text:p text:style-name="Standard"><text:span text:style-name="T1">$fn_in = 'C:\ABLE\BoB\source\\'.$volume.'_abbyy.xml';<text:line-break/>$xml = new cXMLReader();<text:line-break/>$xml-&gt;open($fn_in) or exit("Failed to open input xml file: {$fn_in} \n");<text:line-break/>$fn_hd = 'C:\ABLE\BoB\wip\\'.$volume.'_teiheader.xsl';<text:line-break/>$fhd = fopen($fn_hd, 'r') or exit("Failed to open input xsl file: {$fn_hd} \n");<text:line-break/>$fn_out = 'C:\ABLE\BoB\wip\\'.$volume.'_abbyy_to_tei_by_xmlreader.xml';<text:line-break/></text:span><text:soft-page-break/><text:span text:style-name="T1">$fout = fopen($fn_out, 'w') or exit("Failed to open output xml file: {$fn_out} \n");<text:line-break/></text:span><text:span text:style-name="T1"><text:line-break/></text:span>text used later to define a valid TEI document<text:span text:style-name="T1"><text:line-break/>//define TEI XML<text:line-break/>$tei_begin = "&lt;?xml version=\"1.0\" encoding=\"UTF-8\"?&gt;<text:line-break/>&lt;tei:TEI xmlns:tei=\"http://www.tei-c.org/ns/1.0\" xmlns:txm=\"http://taxonomic-trial/namespace\"&gt;<text:line-break/>";<text:line-break/>$tei_middle = "&lt;tei:text&gt;\n";<text:line-break/>$tei_end = "&lt;/tei:text&gt;\n&lt;/tei:TEI&gt;";<text:line-break/><text:line-break/></text:span>variables used later in the script, but need initial values settings<text:span text:style-name="T1"><text:line-break/>// intialise variables<text:line-break/></text:span>keep track of the number of nested hi elements</text:p>
      <text:p text:style-name="Standard">used in a loop after the highlighted text to write the correct number of closing hi tags </text:p>
      <text:p text:style-name="Standard"><text:span text:style-name="T1">$hi_count = 0;<text:line-break/></text:span>used to track font size as only write out the value as a rend attribute in hi element if changed<text:span text:style-name="T1"><text:line-break/>$old_fontsize = 0;<text:line-break/></text:span>for efficient processing output text is concatenated to a string before being written to the TEI file</text:p>
      <text:p text:style-name="Standard">so we want an empty string to start with</text:p>
      <text:p text:style-name="Standard"><text:span text:style-name="T1">$output = '';<text:line-break/></text:span>kludge for teiHeader</text:p>
      <text:p text:style-name="Standard">because we are using an XSL it contains text that we do not want to copy</text:p>
      <text:p text:style-name="Standard">this is used as a flag so that text is not written until we reach the relevant text when it is set to true and the subsequent XSL text is written out to our TEI file</text:p>
      <text:p text:style-name="P1">$write = false;</text:p>
      <text:p text:style-name="P1"><text:line-break/>// main processing</text:p>
      <text:p text:style-name="Standard">confirmatory message<text:span text:style-name="T1"><text:line-break/>echo "Writing TEI header\n";</text:span></text:p>
      <text:p text:style-name="Standard">write out the TEI XML and root node lines defined earlier</text:p>
      <text:p text:style-name="Standard"><text:span text:style-name="T1">fwrite($fout, $tei_begin);<text:line-break/></text:span>process previously generated XSL</text:p>
      <text:p text:style-name="Standard">only copy everything from the teiHeader statements themselves</text:p>
      <text:p text:style-name="Standard">so read until opening tag, then copy and then stop copying</text:p>
      <text:p text:style-name="Standard">all controlled by the $write flag</text:p>
      <text:p text:style-name="Standard">and is a cascade of if statements, cannot use elseif because of the order of the tests</text:p>
      <text:p text:style-name="Standard"><text:span text:style-name="T1">while ($buffer = fgets($fhd)) {<text:line-break/> <text:s text:c="3"/>if ('&lt;tei:teiHeader' == substr($buffer, 0, 14)) {<text:line-break/> <text:s text:c="7"/>$write = true; <text:line-break/> <text:s text:c="3"/>}<text:line-break/> <text:s text:c="3"/>if ($write) {<text:line-break/> <text:s text:c="7"/>fwrite ($fout, $buffer);<text:line-break/> <text:s text:c="3"/>}<text:line-break/> <text:s text:c="3"/>if (strpos($buffer, '&lt;/tei:teiHeader&gt;') != false) {<text:line-break/> <text:s text:c="7"/>break;<text:line-break/> <text:s text:c="3"/>}<text:line-break/>}<text:line-break/></text:span>confirmatory message</text:p>
      <text:p text:style-name="P1">echo "Writing TEI text\n";</text:p>
      <text:p text:style-name="Standard">write out the TEI text element to start main body of TEI document</text:p>
      <text:p text:style-name="Standard"><text:span text:style-name="T1">fwrite($fout, $tei_middle);<text:line-break/></text:span>loop through ABBYY XML file reading one node at a time<text:line-break/>process each node according to its type and its tag</text:p>
      <text:p text:style-name="Standard"><text:span text:style-name="T1">while ($xml-&gt;read()) {<text:line-break/> <text:s text:c="3"/></text:span>the comment in the php script says it all really</text:p>
      <text:p text:style-name="Standard"><text:span text:style-name="T1"><text:s text:c="4"/></text:span>cannot directly retrieve blank spaces from text nodes</text:p>
      <text:p text:style-name="Standard"><text:soft-page-break/><text:span text:style-name="T1"><text:s text:c="4"/></text:span>because each character is part of the charParams element we can get at the character data that way</text:p>
      <text:p text:style-name="Standard"><text:span text:style-name="T1"><text:s text:c="4"/>/*<text:line-break/> <text:s text:c="3"/>if ($xml-&gt;nodeType == XMLREADER::TEXT) {<text:line-break/></text:span><text:span text:style-name="T1"> <text:s text:c="7"/>$output .= $xml-&gt;value; // doesn't work! spaces not retrieved! hence </text:span><text:span text:style-name="T1">replacement below using charParams element<text:line-break/> <text:s text:c="3"/>*/</text:span></text:p>
      <text:p text:style-name="Standard"><text:span text:style-name="T1"><text:s text:c="4"/>if ($xml-&gt;nodeType == XMLREADER::ELEMENT &amp;&amp; $xml-&gt;localName =='charParams') {<text:line-break/> <text:s text:c="7"/></text:span>position to next, ie child, node<text:span text:style-name="T1"><text:line-break/> <text:s text:c="7"/>$xml-&gt;read();</text:span><text:line-break/><text:span text:style-name="T1"> <text:s text:c="7"/></text:span>retrieve child node’s value, which is the text we want<text:span text:style-name="T1"><text:line-break/> <text:s text:c="7"/>$char = $xml-&gt;value</text:span><text:line-break/><text:span text:style-name="T1"> <text:s text:c="7"/></text:span>unfortunately php’s XMLReader is helpful<text:span text:style-name="T1"><text:line-break/> <text:s text:c="7"/></text:span>and converts entities to their character equivalents<text:span text:style-name="T1"><text:line-break/> <text:s text:c="7"/></text:span>so this line converts them back again<text:span text:style-name="T1"><text:line-break/> <text:s text:c="7"/>$output .= htmlspecialchars($char, ENT_QUOTES, 'UTF-8');</text:span><text:line-break/><text:span text:style-name="T1"> <text:s text:c="3"/>} elseif ($xml-&gt;nodeType == XMLREADER::ELEMENT &amp;&amp; $xml-&gt;localName =='formatting') {<text:line-break/> <text:s text:c="7"/></text:span>look for the attribute bold<text:span text:style-name="T1"><text:line-break/> <text:s text:c="7"/></text:span>if present then write out the tei hi tag<text:span text:style-name="T1"><text:line-break/> <text:s text:c="7"/></text:span>and set counter so it can be closed later<text:span text:style-name="T1"><text:line-break/> <text:s text:c="7"/></text:span>note, have to use if/else cascade here<text:span text:style-name="T1"><text:line-break/> <text:s text:c="7"/></text:span>because the attributes are not mutually exclusive<text:span text:style-name="T1"><text:line-break/> <text:s text:c="7"/></text:span>potentially we will have to write out all three tag attributes<text:line-break/><text:span text:style-name="T1"> <text:s text:c="7"/></text:span>around the following text<text:span text:style-name="T1"><text:line-break/> <text:s text:c="7"/>if ($xml-&gt;moveToAttribute('bold')) {<text:line-break/> <text:s text:c="11"/>$output .= '&lt;tei:hi rend="bold"&gt;';<text:line-break/> <text:s text:c="11"/>$hi_count++;<text:line-break/> <text:s text:c="7"/>}<text:line-break/> <text:s text:c="7"/></text:span>look for attribute italic<text:span text:style-name="T1"><text:line-break/> <text:s text:c="7"/></text:span>if present then write out the tei hi tag<text:span text:style-name="T1"><text:line-break/> <text:s text:c="7"/></text:span>and set counter so it can be closed later<text:span text:style-name="T1"><text:line-break/> <text:s text:c="7"/>if ($xml-&gt;moveToAttribute('italic')) {<text:line-break/> <text:s text:c="11"/>$output .= '&lt;tei:hi rend="italic"&gt;';<text:line-break/> <text:s text:c="11"/>$hi_count++;<text:line-break/> <text:s text:c="7"/>}<text:line-break/> <text:s text:c="7"/></text:span>look for attribute fs (fontsize)<text:span text:style-name="T1"><text:line-break/> <text:s text:c="7"/></text:span>if present find size specified<text:line-break/><text:span text:style-name="T1"> <text:s text:c="7"/></text:span>then compare against existing font size value<text:span text:style-name="T1"><text:line-break/> <text:s text:c="7"/></text:span>if different then write out tag with new font size value<text:span text:style-name="T1"><text:line-break/> <text:s text:c="7"/></text:span>replace saved value with new one</text:p>
      <text:p text:style-name="Standard"><text:span text:style-name="T1"><text:s text:c="8"/></text:span>and increment hi counter so will close element later<text:span text:style-name="T1"> <text:line-break/> <text:s text:c="7"/></text:span>tei does not have a fontsize attribute<text:span text:style-name="T1"><text:line-break/> <text:s text:c="7"/></text:span>so I just write the actual value in the rend attribute<text:span text:style-name="T1"><text:line-break/> <text:s text:c="7"/>if ($xml-&gt;moveToAttribute('fs')) { <text:line-break/> <text:s text:c="11"/>$t = $xml-&gt;value;<text:line-break/> <text:s text:c="11"/>if ($old_fontsize !== $t) {<text:line-break/> <text:s text:c="15"/>$output .= '&lt;tei:hi rend="'.$t.'"&gt;';<text:line-break/> <text:s text:c="15"/>$old_fontsize = $t;<text:line-break/> <text:s text:c="15"/>$hi_count++;<text:line-break/> <text:s text:c="11"/>}<text:line-break/> <text:s text:c="7"/>}<text:line-break/> <text:s text:c="3"/></text:span>convert page</text:p>
      <text:p text:style-name="Standard"><text:span text:style-name="T1"><text:s text:c="4"/></text:span>TEI defines a div for each page</text:p>
      <text:p text:style-name="P1"><text:s text:c="4"/>} elseif ($xml-&gt;nodeType == XMLREADER::ELEMENT &amp;&amp; $xml-&gt;localName =='page') {<text:line-break/> <text:s text:c="7"/>fwrite($fout, "&lt;tei:div&gt;\n");</text:p>
      <text:p text:style-name="Standard"><text:span text:style-name="T1"><text:s text:c="4"/></text:span>convert paragraphs<text:line-break/><text:span text:style-name="T1"> <text:s text:c="3"/></text:span>note the absence of of line feed<text:line-break/><text:soft-page-break/><text:span text:style-name="T1"> <text:s text:c="3"/></text:span>the absence of a line feed makes our output text follow the TEI standard<text:line-break/><text:span text:style-name="T1"> <text:s text:c="3"/></text:span>where paragraph elements are not on a separate line<text:line-break/><text:span text:style-name="T1"> <text:s text:c="3"/></text:span>but are with the content they delimit</text:p>
      <text:p text:style-name="Standard"><text:span text:style-name="T1"><text:s text:c="4"/>} elseif ($xml-&gt;nodeType == XMLREADER::ELEMENT &amp;&amp; $xml-&gt;localName =='par') {<text:line-break/> <text:s text:c="7"/>fwrite($fout, '&lt;tei:p&gt;');<text:line-break/> <text:s text:c="3"/></text:span>end of formatting tag<text:span text:style-name="T1"><text:line-break/> <text:s text:c="3"/></text:span>so we need to close down any open hi tags<text:span text:style-name="T1"><text:line-break/> <text:s text:c="3"/></text:span>with $hi_count telling us how many tags are open</text:p>
      <text:p text:style-name="Standard"><text:span text:style-name="T1"><text:s text:c="4"/>} elseif ($xml-&gt;nodeType == XMLREADER::END_ELEMENT &amp;&amp; $xml-&gt;localName =='formatting') {<text:line-break/></text:span><text:span text:style-name="T1"> <text:s text:c="7"/>for ($i = 0; $i &lt; $hi_count; ++$i) {<text:line-break/> <text:s text:c="11"/>$output .= '&lt;/tei:hi&gt;';<text:line-break/> <text:s text:c="7"/>}<text:line-break/> <text:s text:c="7"/></text:span>now reset the counter</text:p>
      <text:p text:style-name="Standard"><text:span text:style-name="T1"><text:s text:c="8"/>$hi_count = 0;<text:line-break/> <text:s text:c="3"/></text:span>convert end of line</text:p>
      <text:p text:style-name="Standard"><text:span text:style-name="T1"><text:s text:c="4"/></text:span>add tag to end of line, write out line, and clear $output for next line</text:p>
      <text:p text:style-name="P1"><text:s text:c="4"/>} elseif ($xml-&gt;nodeType == XMLREADER::END_ELEMENT &amp;&amp; $xml-&gt;localName =='line') {</text:p>
      <text:p text:style-name="Standard"><text:span text:style-name="T1"><text:s text:c="8"/>fwrite($fout, $output.'&lt;tei:lb/&gt;');<text:line-break/> <text:s text:c="7"/>$output ='';<text:line-break/></text:span><text:span text:style-name="T1"> <text:s text:c="3"/></text:span>convert end of page</text:p>
      <text:p text:style-name="Standard"><text:span text:style-name="T1"><text:s text:c="4"/></text:span>TEI uses a page break and end of div so covering both the physical and logical aspects<text:span text:style-name="T1"><text:line-break/> <text:s text:c="3"/>} elseif ($xml-&gt;nodeType == XMLREADER::END_ELEMENT &amp;&amp; $xml-&gt;localName =='page') {<text:line-break/> <text:s text:c="7"/>fwrite($fout, "&lt;tei:pb/&gt;\n&lt;/tei:div&gt;\n");<text:line-break/> <text:s text:c="3"/></text:span>convert end of paragraph<text:span text:style-name="T1"><text:line-break/> <text:s text:c="3"/>} elseif ($xml-&gt;nodeType == XMLREADER::END_ELEMENT &amp;&amp; $xml-&gt;localName =='par') {<text:line-break/> <text:s text:c="7"/>fwrite($fout, "&lt;/tei:p&gt;\n");<text:line-break/> <text:s text:c="3"/>}<text:line-break/>}</text:span></text:p>
      <text:p text:style-name="Standard">close down the TEI file by writing out the end of text tag and end of TEI tag</text:p>
      <text:p text:style-name="P1">fwrite($fout, $tei_end);<text:line-break/><text:line-break/>// close down script<text:line-break/>$xml-&gt;close($fin) or exit("Failed to close input xml file: {$fn_in} \n");<text:line-break/>fclose($fhd) or exit("Failed to close input xsl file: {$fn_hd} \n");<text:line-break/>fclose($fout) or exit("Failed to close output xml file: {$fn_out} \n");<text:line-break/>echo "Goodbye from ABBYY XML with formatting 4\n";<text:line-break/>?&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Constantia" svg:font-family="Constantia"/>
    <style:font-face style:name="Tahoma1" svg:font-family="Tahoma"/>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nstant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Tahoma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King</meta:initial-creator>
    <meta:creation-date>2010-01-15T20:39:12.71</meta:creation-date>
    <dc:date>2010-01-28T19:03:17.54</dc:date>
    <dc:creator>David King</dc:creator>
    <meta:editing-duration>PT02H19M13S</meta:editing-duration>
    <meta:editing-cycles>25</meta:editing-cycles>
    <meta:generator>OpenOffice.org/3.1$Win32 OpenOffice.org_project/310m19$Build-9420</meta:generator>
    <meta:document-statistic meta:table-count="0" meta:image-count="0" meta:object-count="0" meta:page-count="4" meta:paragraph-count="57" meta:word-count="1264" meta:character-count="8630"/>
  </office:meta>
</office:document-meta>
</file>